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1AA58A50A580BEA97EF.png" manifest:media-type="image/png"/>
  <manifest:file-entry manifest:full-path="Pictures/10000201000003300000042024D0BC1AB2EBABA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81cm, 7.425cm, 12.471cm, 5.906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492cm" svg:height="8.762cm" svg:x="6.588cm" svg:y="5.826cm">
          <draw:image xlink:href="Pictures/10000201000003300000042024D0BC1AB2EBABA3.png" xlink:type="simple" xlink:show="embed" xlink:actuate="onLoad">
            <text:p/>
          </draw:image>
        </draw:frame>
        <draw:frame draw:style-name="gr2" draw:text-style-name="P1" draw:layer="layout" svg:width="5.451cm" svg:height="3.628cm" draw:transform="rotate (-0.00279252680319189) translate (8.122cm 9.549cm)">
          <draw:image xlink:href="Pictures/1000020100000280000001AA58A50A580BEA97E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V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9T00:56:50.787527427</meta:creation-date>
    <dc:date>2018-01-19T01:00:38.296689530</dc:date>
    <meta:editing-duration>PT3M48S</meta:editing-duration>
    <meta:editing-cycles>1</meta:editing-cycles>
    <meta:document-statistic meta:object-count="2"/>
    <meta:generator>LibreOffice/5.1.6.2$Linux_X86_64 LibreOffice_project/10m0$Build-2</meta:generator>
  </office:meta>
</office:document-meta>
</file>